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1076a902" officeooo:paragraph-rsid="1076a90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28fb61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79" style:family="paragraph" style:parent-style-name="Standard">
      <style:text-properties officeooo:paragraph-rsid="1044b2e0"/>
    </style:style>
    <style:style style:name="P80" style:family="paragraph" style:parent-style-name="Standard">
      <style:text-properties officeooo:paragraph-rsid="104d50c8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e2d15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87" style:family="paragraph" style:parent-style-name="Footnote">
      <style:text-properties officeooo:paragraph-rsid="107b5618"/>
    </style:style>
    <style:style style:name="P88" style:family="paragraph" style:parent-style-name="Standard">
      <style:text-properties officeooo:paragraph-rsid="107ad9ef"/>
    </style:style>
    <style:style style:name="P89" style:family="paragraph" style:parent-style-name="Footnote">
      <style:text-properties officeooo:paragraph-rsid="102c1a0f"/>
    </style:style>
    <style:style style:name="P90" style:family="paragraph" style:parent-style-name="Standard">
      <style:text-properties officeooo:paragraph-rsid="1090da41"/>
    </style:style>
    <style:style style:name="P91" style:family="paragraph" style:parent-style-name="Footnote">
      <style:text-properties officeooo:paragraph-rsid="10910fb9"/>
    </style:style>
    <style:style style:name="P92" style:family="paragraph" style:parent-style-name="Standard">
      <style:text-properties officeooo:paragraph-rsid="10929fd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5bfc8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break-before="page"/>
      <style:text-properties officeooo:paragraph-rsid="0b0ddd8e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style:text-underline-style="none" officeooo:rsid="00bddfbe" style:font-size-asian="12pt" style:font-size-complex="12pt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478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fo:language="nl" fo:country="NL" officeooo:rsid="1094783a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4" style:family="text">
      <style:text-properties fo:color="#000000" loext:opacity="100%" style:font-name="Liberation Sans" fo:font-size="12pt" style:font-size-asian="12pt" style:font-size-complex="12pt"/>
    </style:style>
    <style:style style:name="T19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1" style:family="text">
      <style:text-properties officeooo:rsid="04473353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officeooo:rsid="0aace3cd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7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officeooo:rsid="0f8f58bd"/>
    </style:style>
    <style:style style:name="T278" style:family="text">
      <style:text-properties officeooo:rsid="0f95a7a0"/>
    </style:style>
    <style:style style:name="T279" style:family="text">
      <style:text-properties style:text-underline-style="none"/>
    </style:style>
    <style:style style:name="T280" style:family="text">
      <style:text-properties officeooo:rsid="105c8aaa"/>
    </style:style>
    <style:style style:name="T281" style:family="text">
      <style:text-properties officeooo:rsid="107e8e04"/>
    </style:style>
    <style:style style:name="T282" style:family="text">
      <style:text-properties officeooo:rsid="1083fa7a"/>
    </style:style>
    <style:style style:name="T283" style:family="text">
      <style:text-properties officeooo:rsid="1094783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3"><text:span text:style-name="Strong_20_Emphasis"><text:span text:style-name="T165">C</text:span></text:span><text:span text:style-name="Strong_20_Emphasis"><text:span text:style-name="T164">hecklist voor </text:span></text:span><text:span text:style-name="Strong_20_Emphasis"><text:span text:style-name="T166">de installatie</text:span></text:span><text:span text:style-name="Strong_20_Emphasis"><text:span text:style-name="T164"> van </text:span></text:span><text:span text:style-name="Strong_20_Emphasis"><text:span text:style-name="T170"><text:user-field-get text:name="Distro">Rocky Linux</text:user-field-get></text:span></text:span><text:span text:style-name="Strong_20_Emphasis"><text:span text:style-name="T172"><text:s/></text:span></text:span><text:span text:style-name="Strong_20_Emphasis"><text:span text:style-name="T170"><text:user-field-get text:name="Version">9.x</text:user-field-get></text:span></text:span><text:span text:style-name="Strong_20_Emphasis"><text:span text:style-name="T168"><text:note text:id="ftn1" text:note-class="footnote"><text:note-citation>1</text:note-citation><text:note-body><text:p text:style-name="P89"><text:span text:style-name="T257">D</text:span><text:span text:style-name="T255">eze </text:span><text:span text:style-name="Strong_20_Emphasis"><text:span text:style-name="T260"><text:user-field-get text:name="Distro">Rocky Linux</text:user-field-get></text:span></text:span><text:span text:style-name="T256"><text:s/></text:span><text:span text:style-name="T261"><text:user-field-get text:name="Version">9.x</text:user-field-get></text:span><text:span text:style-name="T261"><text:s/>Desktop/</text:span><text:span text:style-name="T262">Workstation</text:span><text:span text:style-name="T255"> (codenaam BlueOnyx) wordt ondersteund tot </text:span><text:span text:style-name="T259">31 </text:span><text:span text:style-name="T258">mei</text:span><text:span text:style-name="T255"> 20</text:span><text:span text:style-name="T259">32</text:span><text:span text:style-name="T255">.</text:span></text:p></text:note-body></text:note></text:span></text:span><text:span text:style-name="Strong_20_Emphasis"><text:span text:style-name="T169"><text:s/></text:span></text:span><text:span text:style-name="Strong_20_Emphasis"><text:span text:style-name="T171">Desktop/</text:span></text:span><text:span text:style-name="Strong_20_Emphasis"><text:span text:style-name="T173">Workstation</text:span></text:span><text:span text:style-name="Strong_20_Emphasis"><text:span text:style-name="T167">.</text:span></text:span></text:p>
      <text:p text:style-name="P14"/>
      <text:p text:style-name="P14">Dit is een invulbare PDF, afdrukken is niet noodzakelijk.</text:p>
      <text:p text:style-name="P15"/>
      <text:p text:style-name="P96">Vul het tekstvak achter &lt;...&gt; in:</text:p>
      <text:p text:style-name="P2"><text:span text:style-name="Definition"><text:span text:style-name="T14">&lt;GEBRUIKER&gt;</text:span></text:span><text:span text:style-name="T237"><text:tab/><text:tab/></text:span><text:span text:style-name="T248"> <text:tab/><text:tab/></text:span><text:span text:style-name="T238"><draw:control text:anchor-type="as-char" svg:y="-0.4cm" draw:z-index="9" draw:name="Gebruiker 2" draw:style-name="gr2" draw:text-style-name="P104" svg:width="7.4cm" svg:height="0.6cm" draw:control="control8"><svg:title>Gebruiker</svg:title><svg:desc>Volledige naam, bijv. Jan Stek</svg:desc></draw:control></text:span><text:span text:style-name="T238"><text:tab/> <text:s text:c="2"/></text:span><text:span text:style-name="T270">Bijvoorbeeld:</text:span><text:span text:style-name="T239"> </text:span><text:span text:style-name="T240">J</text:span><text:span text:style-name="T246">a</text:span><text:span text:style-name="T240">n </text:span><text:span text:style-name="T246">Jansen</text:span></text:p>
      <text:p text:style-name="P92"><text:span text:style-name="Definition"><text:span text:style-name="T14">&lt;</text:span></text:span><text:span text:style-name="Definition"><text:span text:style-name="T245">g</text:span></text:span><text:span text:style-name="Definition"><text:span text:style-name="T279">ebruikersnaam</text:span></text:span><text:span text:style-name="Definition"><text:span text:style-name="T14">&gt;</text:span></text:span><text:span text:style-name="Definition"><text:span text:style-name="T279"><text:tab/></text:span></text:span><text:span text:style-name="T244"><draw:control text:anchor-type="as-char" svg:y="-0.4cm" draw:z-index="10" draw:name="Gberuikersnaam 3" draw:style-name="gr2" draw:text-style-name="P104" svg:width="7.4cm" svg:height="0.6cm" draw:control="control9"><svg:title>Gebruikersnaam</svg:title><svg:desc>Korte naam, bijv. jan</svg:desc></draw:control></text:span><text:span text:style-name="T244"><text:tab/> <text:s text:c="2"/></text:span><text:span text:style-name="T273">Bijvoorbeeld:</text:span><text:span text:style-name="T5"> </text:span><text:span text:style-name="T191">j</text:span><text:span text:style-name="T192">a</text:span><text:span text:style-name="T191">n</text:span></text:p>
      <text:p text:style-name="P2"><text:span text:style-name="Definition"><text:span text:style-name="T14">&lt;</text:span></text:span><text:span text:style-name="Definition"><text:span text:style-name="T279">COMPUTERNAAM</text:span></text:span><text:span text:style-name="Definition"><text:span text:style-name="T14">&gt;</text:span></text:span><text:span text:style-name="T247"><text:tab/><text:tab/></text:span><text:span text:style-name="T279"><draw:control text:anchor-type="as-char" svg:y="-0.4cm" draw:z-index="11" draw:name="Computernaam 1" draw:style-name="gr2" draw:text-style-name="P104" svg:width="7.4cm" svg:height="0.6cm" draw:control="control10"><svg:title>Computernaam</svg:title><svg:desc>Unieke naam van de computer</svg:desc></draw:control></text:span><text:span text:style-name="T279"><text:tab/> <text:s text:c="2"/></text:span><text:span text:style-name="T272">Bijvoorbeeld:</text:span><text:span text:style-name="T231"> </text:span><text:span text:style-name="T232">pc02</text:span></text:p>
      <text:p text:style-name="P2"><text:span text:style-name="Definition"><text:span text:style-name="T14">&lt;</text:span></text:span><text:span text:style-name="Definition"><text:span text:style-name="T229">GEBRUIKER</text:span></text:span><text:span text:style-name="Definition"><text:span text:style-name="T14">&gt;</text:span></text:span><text:span text:style-name="Definition"><text:span text:style-name="T229"><text:tab/></text:span></text:span><text:span text:style-name="T233"><text:tab/></text:span><text:span text:style-name="T248"> <text:tab/><text:tab/></text:span><text:span text:style-name="T238"><draw:control text:anchor-type="as-char" svg:y="-0.4cm" draw:z-index="12" draw:name="Gebruiker 3" draw:style-name="gr2" draw:text-style-name="P104" svg:width="7.4cm" svg:height="0.6cm" draw:control="control11"><svg:title>Gebruiker</svg:title><svg:desc>Volledige naam, bijv. Jan Stek</svg:desc></draw:control></text:span><text:span text:style-name="T238"><text:tab/> <text:s text:c="2"/></text:span><text:span text:style-name="T271">Eventuele</text:span><text:span text:style-name="T241"> 2</text:span><text:span text:style-name="T250">e</text:span><text:span text:style-name="T242"> gebruiker</text:span><text:span text:style-name="T243">.</text:span></text:p>
      <text:p text:style-name="P92"><text:span text:style-name="Definition"><text:span text:style-name="T14">&lt;</text:span></text:span><text:span text:style-name="Definition"><text:span text:style-name="T229">GEBRUIKERSN</text:span></text:span><text:span text:style-name="Definition"><text:span text:style-name="T230">aa</text:span></text:span><text:span text:style-name="Definition"><text:span text:style-name="T229">M</text:span></text:span><text:span text:style-name="Definition"><text:span text:style-name="T14">&gt;</text:span></text:span><text:span text:style-name="Definition"><text:span text:style-name="T229"><text:tab/></text:span></text:span><text:span text:style-name="T244"><draw:control text:anchor-type="as-char" svg:y="-0.4cm" draw:z-index="13" draw:name="Gberuikersnaam 4" draw:style-name="gr2" draw:text-style-name="P104" svg:width="7.4cm" svg:height="0.6cm" draw:control="control12"><svg:title>Gebruikersnaam</svg:title><svg:desc>Korte naam, bijv. jan</svg:desc></draw:control></text:span><text:span text:style-name="T244"><text:tab/> <text:s text:c="2"/></text:span><text:span text:style-name="T274">Eventuele</text:span><text:span text:style-name="T234"> 2</text:span><text:span text:style-name="T249">e</text:span><text:span text:style-name="T234"> </text:span><text:span text:style-name="T235">gebruiker</text:span><text:span text:style-name="T236">.</text:span></text:p>
      <text:p text:style-name="P97">Vervang &lt;...&gt; in deze checklist door de waarde in het tekstvak.</text:p>
      <text:p text:style-name="P41"/>
      <text:p text:style-name="P41"/>
      <text:p text:style-name="P1"><text:span text:style-name="T187">Nog niet op Linux?</text:span><text:span text:style-name="T181"><text:tab/></text:span><text:span text:style-name="T185">G</text:span><text:span text:style-name="T182">ebruik </text:span><text:span text:style-name="Strong_20_Emphasis"><text:span text:style-name="T188">Checklist </text:span></text:span><text:span text:style-name="Strong_20_Emphasis"><text:span text:style-name="T189">overzetten</text:span></text:span><text:span text:style-name="T182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3"> onder </text:span><text:span text:style-name="T186">Linux</text:span><text:span text:style-name="T184">.</text:span></text:p>
      <text:p text:style-name="P39"><text:span text:style-name="T153">Nieuwe installatie?</text:span><text:span text:style-name="T150"><text:tab/></text:span><text:span text:style-name="T152">B</text:span><text:span text:style-name="T150">egin bij hoofdstuk </text:span><text:span text:style-name="T153"><text:bookmark-ref text:reference-format="page" text:ref-name="__RefNumPara__4009_1271708128">2</text:bookmark-ref></text:span><text:span text:style-name="T150"><text:s text:c="2"/></text:span><text:span text:style-name="T154"><text:bookmark-ref text:reference-format="text" text:ref-name="__RefNumPara__4009_1271708128">Installatie uitvoeren</text:bookmark-ref></text:span><text:span text:style-name="T151">.</text:span></text:p>
      <text:p text:style-name="P23"/>
      <text:p text:style-name="P23"/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72"><draw:control text:anchor-type="as-char" draw:z-index="4" draw:name="Vorm3_0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72"><draw:control text:anchor-type="as-char" draw:z-index="5" draw:name="Vorm3_ 2" draw:style-name="gr1" draw:text-style-name="P10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7">Aanmelden als </text:span></text:span><text:span text:style-name="Definition"><text:span text:style-name="T15">&lt;GEBRUIKER&gt;</text:span></text:span><text:span text:style-name="Definition"><text:span text:style-name="T6"><text:note text:id="ftn2" text:note-class="footnote"><text:note-citation>2</text:note-citation><text:note-body><text:p text:style-name="P55"><text:span text:style-name="User_20_Entry"><text:span text:style-name="T115">E</text:span></text:span><text:span text:style-name="User_20_Entry"><text:span text:style-name="T130">v</text:span></text:span><text:span text:style-name="User_20_Entry"><text:span text:style-name="T131">en</text:span></text:span><text:span text:style-name="User_20_Entry"><text:span text:style-name="T133">t</text:span></text:span><text:span text:style-name="User_20_Entry"><text:span text:style-name="T134">uele </text:span></text:span><text:span text:style-name="User_20_Entry"><text:span text:style-name="T135">extra </text:span></text:span><text:span text:style-name="Definition"><text:span text:style-name="T276">gebruiker</text:span></text:span><text:span text:style-name="User_20_Entry"><text:span text:style-name="T127">s</text:span></text:span><text:span text:style-name="User_20_Entry"><text:span text:style-name="T135"> aanmelden </text:span></text:span><text:span text:style-name="User_20_Entry"><text:span text:style-name="T136">en dezelfde stappen uitvoeren</text:span></text:span><text:span text:style-name="User_20_Entry"><text:span text:style-name="T13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4"><draw:control text:anchor-type="as-char" draw:z-index="14" draw:name="Vorm4" draw:style-name="gr1" draw:text-style-name="P10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3"><text:span text:style-name="Strong_20_Emphasis"><text:span text:style-name="T66">D</text:span></text:span><text:span text:style-name="Strong_20_Emphasis"><text:span text:style-name="T51">ruk op de </text:span></text:span><text:span text:style-name="Strong_20_Emphasis"><text:span text:style-name="T71">Super</text:span></text:span><text:span text:style-name="Strong_20_Emphasis"><text:span text:style-name="T51">-toets</text:span></text:span><text:span text:style-name="Strong_20_Emphasis"><text:span text:style-name="T29"><text:note text:id="ftn3" text:note-class="footnote"><text:note-citation>3</text:note-citation><text:note-body><text:p text:style-name="P72"><text:span text:style-name="T149">D</text:span>e <text:span text:style-name="T283">Super</text:span>-toets <text:span text:style-name="T196">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6">, </text:span></text:span><text:span text:style-name="Strong_20_Emphasis"><text:span text:style-name="T56">t</text:span></text:span><text:span text:style-name="Strong_20_Emphasis"><text:span text:style-name="T50">yp </text:span></text:span><text:span text:style-name="Strong_20_Emphasis"><text:span text:style-name="T95">ter</text:span></text:span><text:span text:style-name="Strong_20_Emphasis"><text:span text:style-name="T96">m</text:span></text:span><text:span text:style-name="Strong_20_Emphasis"><text:span text:style-name="T41"> </text:span></text:span><text:span text:style-name="Strong_20_Emphasis"><text:span text:style-name="T57">e</text:span></text:span><text:span text:style-name="Strong_20_Emphasis"><text:span text:style-name="T40">n </text:span></text:span><text:span text:style-name="Strong_20_Emphasis"><text:span text:style-name="T53">k</text:span></text:span><text:span text:style-name="Strong_20_Emphasis"><text:span text:style-name="T40">lik op het pictogram van </text:span></text:span><text:span text:style-name="Strong_20_Emphasis"><text:span text:style-name="T97">Terminalvenster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74"><text:span text:style-name="T2">Typ</text:span><text:span text:style-name="Strong_20_Emphasis"><text:span text:style-name="T41"> de</text:span></text:span><text:span text:style-name="Strong_20_Emphasis"><text:span text:style-name="T42">z</text:span></text:span><text:span text:style-name="Strong_20_Emphasis"><text:span text:style-name="T41">e </text:span></text:span><text:span text:style-name="Strong_20_Emphasis"><text:span text:style-name="T43">twee </text:span></text:span><text:span text:style-name="Strong_20_Emphasis"><text:span text:style-name="T41">opdrachten, ieder gevolgd door de </text:span></text:span><text:span text:style-name="Strong_20_Emphasis"><text:span text:style-name="T7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P79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79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50"><text:span text:style-name="T2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4"><draw:control text:anchor-type="as-char" draw:z-index="15" draw:name="Vorm 3" draw:style-name="gr1" draw:text-style-name="P10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4"><draw:control text:anchor-type="as-char" draw:z-index="16" draw:name="Vorm 4" draw:style-name="gr1" draw:text-style-name="P103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66">D</text:span></text:span><text:span text:style-name="Strong_20_Emphasis"><text:span text:style-name="T47">ruk </text:span></text:span><text:span text:style-name="Strong_20_Emphasis"><text:span text:style-name="T48">op de </text:span></text:span><text:span text:style-name="Strong_20_Emphasis"><text:span text:style-name="T71">Super</text:span></text:span><text:span text:style-name="Strong_20_Emphasis"><text:span text:style-name="T48">-toets</text:span></text:span><text:span text:style-name="Strong_20_Emphasis"><text:span text:style-name="T30"><text:note-ref text:note-class="footnote" text:reference-format="text" text:ref-name="ftn3">3</text:note-ref></text:span></text:span><text:span text:style-name="Strong_20_Emphasis"><text:span text:style-name="T46">, </text:span></text:span><text:span text:style-name="Strong_20_Emphasis"><text:span text:style-name="T49">t</text:span></text:span><text:span text:style-name="Strong_20_Emphasis"><text:span text:style-name="T50">yp </text:span></text:span><text:span text:style-name="Strong_20_Emphasis"><text:span text:style-name="T92">men</text:span></text:span><text:span text:style-name="Strong_20_Emphasis"><text:span text:style-name="T93">u</text:span></text:span><text:span text:style-name="Strong_20_Emphasis"><text:span text:style-name="T51"> </text:span></text:span><text:span text:style-name="Strong_20_Emphasis"><text:span text:style-name="T52">e</text:span></text:span><text:span text:style-name="Strong_20_Emphasis"><text:span text:style-name="T40">n </text:span></text:span><text:span text:style-name="Strong_20_Emphasis"><text:span text:style-name="T53">k</text:span></text:span><text:span text:style-name="Strong_20_Emphasis"><text:span text:style-name="T40">lik op het pictogram van</text:span></text:span><text:span text:style-name="Strong_20_Emphasis"><text:span text:style-name="T75">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69">Selecteer</text:span></text:span><text:span text:style-name="Strong_20_Emphasis"><text:span text:style-name="T45"> </text:span></text:span><text:span text:style-name="Strong_20_Emphasis"><text:span text:style-name="T105">1</text:span></text:span><text:span text:style-name="Strong_20_Emphasis"><text:span text:style-name="T86"> </text:span></text:span><text:span text:style-name="Strong_20_Emphasis"><text:span text:style-name="T87">Installatie voorbereide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T2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98"><text:bookmark-start text:name="__RefNumPara__4009_1271708128"/><text:span text:style-name="Strong_20_Emphasis"><text:span text:style-name="T190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23" draw:name="Vorm 15" draw:style-name="gr1" draw:text-style-name="P103" svg:width="0.35cm" svg:height="0.35cm" draw:control="control22"/></text:p>
          </table:table-cell>
          <table:table-cell table:style-name="_32_._5f_Installatie_5f_uitvoeren.C1" office:value-type="string">
            <text:p text:style-name="P80"><text:span text:style-name="T194">Start de computer op vanaf</text:span><text:span text:style-name="T194"><text:note text:id="ftn4" text:note-class="footnote"><text:note-citation>1</text:note-citation><text:note-body><text:p text:style-name="P91"><text:span text:style-name="T140">B</text:span><text:span text:style-name="T141">ootmenu/</text:span><text:span text:style-name="T140">S</text:span><text:span text:style-name="T141">etup</text:span><text:span text:style-name="T139"> via </text:span><text:span text:style-name="T137">é</text:span><text:span text:style-name="T138">é</text:span><text:span text:style-name="T140">n van de </text:span><text:span text:style-name="Definition"><text:span text:style-name="T142">Veelgebruikte toetsen: </text:span></text:span><text:span text:style-name="Definition"><text:span text:style-name="T269">Esc, Delete, F1, F2, F9, F10, F11, of F12</text:span></text:span></text:p></text:note-body></text:note></text:span><text:span text:style-name="T194"> </text:span><text:span text:style-name="T195">een </text:span><text:span text:style-name="Strong_20_Emphasis"><text:span text:style-name="T177"><text:user-field-get text:name="Distro">Rocky Linux</text:user-field-get></text:span></text:span><text:span text:style-name="T193"><text:s/></text:span><text:span text:style-name="T178"><text:user-field-get text:name="Version">9.x</text:user-field-get></text:span><text:span text:style-name="T178"><text:s/></text:span><text:span text:style-name="Strong_20_Emphasis"><text:span text:style-name="T179">Desktop/</text:span></text:span><text:span text:style-name="Strong_20_Emphasis"><text:span text:style-name="T180">Workstation</text:span></text:span><text:span text:style-name="Strong_20_Emphasis"><text:span text:style-name="T108"> </text:span></text:span><text:span text:style-name="Strong_20_Emphasis"><text:span text:style-name="T109">L</text:span></text:span><text:span text:style-name="T110">ive</text:span><text:span text:style-name="T110"><text:note text:id="ftn5" text:note-class="footnote"><text:note-citation>2</text:note-citation><text:note-body><text:p text:style-name="P69"><text:span text:style-name="T251">Vanaf ee</text:span>n <text:span text:style-name="T278">L</text:span>ive <text:span text:style-name="T277">USB</text:span><text:span text:style-name="T254">-stick</text:span><text:span text:style-name="T12"> </text:span>kunt <text:span text:style-name="T251">u opstarten en</text:span> <text:span text:style-name="T10">met </text:span><text:span text:style-name="Strong_20_Emphasis"><text:span text:style-name="T198"><text:user-field-get text:name="Distro">Rocky Linux</text:user-field-get></text:span></text:span><text:span text:style-name="Strong_20_Emphasis"><text:span text:style-name="T198"><text:s/></text:span></text:span>werken zonder enige bestanden op de harde schijf te wijzigen en maakt ook installatie van <text:span text:style-name="Strong_20_Emphasis"><text:span text:style-name="T198"><text:user-field-get text:name="Distro">Rocky Linux</text:user-field-get></text:span></text:span><text:span text:style-name="Strong_20_Emphasis"><text:span text:style-name="T198"><text:s/></text:span></text:span>mogelijk.</text:p></text:note-body></text:note></text:span><text:span text:style-name="T110"> </text:span><text:span text:style-name="T113">USB</text:span><text:span text:style-name="T111">-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88"><text:span text:style-name="T111">stick</text:span><text:span text:style-name="T111"><text:note text:id="ftn6" text:note-class="footnote"><text:note-citation>3</text:note-citation><text:note-body><text:p text:style-name="P87"><text:span text:style-name="Strong_20_Emphasis"><text:span text:style-name="T126">Maak een opstartbare USB-stick</text:span></text:span><text:span text:style-name="Strong_20_Emphasis"><text:span text:style-name="T121">:<text:line-break/></text:span></text:span><text:span text:style-name="Strong_20_Emphasis"><text:span text:style-name="T116">Download </text:span></text:span><text:span text:style-name="Strong_20_Emphasis"><text:span text:style-name="T117">een </text:span></text:span><text:span text:style-name="Strong_20_Emphasis"><text:span text:style-name="T122">CD</text:span></text:span><text:span text:style-name="Strong_20_Emphasis"><text:span text:style-name="T125">-beeldbestand</text:span></text:span><text:span text:style-name="Strong_20_Emphasis"><text:span text:style-name="T118"> </text:span></text:span><text:span text:style-name="Strong_20_Emphasis"><text:span text:style-name="T119">(.iso) </text:span></text:span><text:span text:style-name="Strong_20_Emphasis"><text:span text:style-name="T118">vanaf </text:span></text:span><text:a xlink:type="simple" xlink:href="https://rockylinux.org/nl/download" text:style-name="Internet_20_link" text:visited-style-name="Visited_20_Internet_20_Link"><text:span text:style-name="Strong_20_Emphasis"><text:span text:style-name="T253">rockylinux.org/nl/download</text:span></text:span></text:a><text:span text:style-name="Strong_20_Emphasis"><text:span text:style-name="T118">, </text:span></text:span><text:span text:style-name="Strong_20_Emphasis"><text:span text:style-name="T124">klik onder </text:span></text:span><text:span text:style-name="Strong_20_Emphasis"><text:span text:style-name="T129">Desktop/Workstation Live Images</text:span></text:span><text:span text:style-name="Strong_20_Emphasis"><text:span text:style-name="T124"> op </text:span></text:span><text:span text:style-name="Strong_20_Emphasis"><text:span text:style-name="T145">Rocky Linux </text:span></text:span><text:span text:style-name="Strong_20_Emphasis"><text:span text:style-name="T145"><text:user-field-get text:name="Version">9.x</text:user-field-get></text:span></text:span><text:span text:style-name="Strong_20_Emphasis"><text:span text:style-name="T143">, </text:span></text:span><text:span text:style-name="Strong_20_Emphasis"><text:span text:style-name="T144">en klik</text:span></text:span><text:span text:style-name="Strong_20_Emphasis"><text:span text:style-name="T143"> o</text:span></text:span><text:span text:style-name="Strong_20_Emphasis"><text:span text:style-name="T144">p</text:span></text:span><text:span text:style-name="Strong_20_Emphasis"><text:span text:style-name="T143"> </text:span></text:span><text:span text:style-name="Strong_20_Emphasis"><text:span text:style-name="T145">GNOME</text:span></text:span><text:span text:style-name="Strong_20_Emphasis"><text:span text:style-name="T143">.</text:span></text:span><text:span text:style-name="Strong_20_Emphasis"><text:span text:style-name="T120"><text:line-break/>De </text:span></text:span><text:span text:style-name="Strong_20_Emphasis"><text:span text:style-name="T123">ver</text:span></text:span><text:span text:style-name="Strong_20_Emphasis"><text:span text:style-name="T120">volgstappen staan beschreven in </text:span></text:span><text:span text:style-name="Strong_20_Emphasis"><text:span text:style-name="T128">Linux informatie</text:span></text:span><text:span text:style-name="Strong_20_Emphasis"><text:span text:style-name="T120">, te vinden op </text:span>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Strong_20_Emphasis"><text:span text:style-name="T120">, onder </text:span></text:span><text:span text:style-name="Strong_20_Emphasis"><text:span text:style-name="T128">Linux</text:span></text:span><text:span text:style-name="Strong_20_Emphasis"><text:span text:style-name="T120">.</text:span></text:span></text:p></text:note-body></text:note></text:span><text:span text:style-name="T112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95"><text:span text:style-name="Strong_20_Emphasis"><text:span text:style-name="T69">Selecteer</text:span></text:span><text:span text:style-name="Strong_20_Emphasis"><text:span text:style-name="T34"> </text:span></text:span><text:span text:style-name="Strong_20_Emphasis"><text:span text:style-name="T24">Start</text:span></text:span><text:span text:style-name="Strong_20_Emphasis"><text:span text:style-name="T35">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7"><text:s/></text:span></text:span><text:span text:style-name="Strong_20_Emphasis"><text:span text:style-name="T26"><text:user-field-get text:name="Version">9.x</text:user-field-get></text:span></text:span><text:span text:style-name="Strong_20_Emphasis"><text:span text:style-name="T36"><text:s/></text:span></text:span><text:span text:style-name="Strong_20_Emphasis"><text:span text:style-name="T76">en druk op de </text:span></text:span><text:span text:style-name="Strong_20_Emphasis"><text:span text:style-name="T77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28" draw:name="Vorm 1" draw:style-name="gr1" draw:text-style-name="P103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3"><text:span text:style-name="Strong_20_Emphasis"><text:span text:style-name="T85">Klik op </text:span></text:span><text:span text:style-name="Strong_20_Emphasis"><text:span text:style-name="T99">Install to Hard Drive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" office:value-type="string">
            <text:p text:style-name="P53"><text:span text:style-name="Strong_20_Emphasis"><text:span text:style-name="T28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59"><text:span text:style-name="Strong_20_Emphasis"><text:span text:style-name="T114"><draw:control text:anchor-type="as-char" draw:z-index="25" draw:name="Vorm 13" draw:style-name="gr1" draw:text-style-name="P103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3"><text:span text:style-name="T221">Bij</text:span><text:span text:style-name="T220"> </text:span><text:span text:style-name="Strong_20_Emphasis"><text:span text:style-name="T219">WELCOME </text:span></text:span><text:span text:style-name="Strong_20_Emphasis"><text:span text:style-name="T222">BIJ</text:span></text:span><text:span text:style-name="Strong_20_Emphasis"><text:span text:style-name="T219"> ROCKY LINUX </text:span></text:span><text:span text:style-name="Strong_20_Emphasis"><text:span text:style-name="T219"><text:user-field-get text:name="Version">9.x</text:user-field-get></text:span></text:span><text:span text:style-name="Strong_20_Emphasis"><text:span text:style-name="T223"><text:s/>select</text:span></text:span><text:span text:style-name="Strong_20_Emphasis"><text:span text:style-name="T224">eer</text:span></text:span><text:span text:style-name="Strong_20_Emphasis"><text:span text:style-name="T226"> </text:span></text:span><text:span text:style-name="Strong_20_Emphasis"><text:span text:style-name="T228">Nederlands</text:span></text:span><text:span text:style-name="Strong_20_Emphasis"><text:span text:style-name="T226"> en klik</text:span></text:span><text:span text:style-name="Strong_20_Emphasis"><text:span text:style-name="T227"> </text:span></text:span><text:span text:style-name="Strong_20_Emphasis"><text:span text:style-name="T226">op</text:span></text:span><text:span text:style-name="Strong_20_Emphasis"><text:span text:style-name="T225"> </text:span></text:span><text:span text:style-name="Strong_20_Emphasis"><text:span text:style-name="T216">Doorgaan</text:span>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0" office:value-type="string">
            <text:p text:style-name="P85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21" draw:name="Vorm 2" draw:style-name="gr1" draw:text-style-name="P103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9"><text:span text:style-name="T211">O</text:span><text:span text:style-name="T209">nder </text:span><text:span text:style-name="T213">SYSTEEM</text:span><text:span text:style-name="T209"> </text:span><text:span text:style-name="T211">klik </text:span><text:span text:style-name="T209">op </text:span><text:span text:style-name="T213">Installatiebestemming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0" office:value-type="string">
            <text:p text:style-name="P86"><text:span text:style-name="T209">Controleer </text:span><text:span text:style-name="T212">de </text:span><text:span text:style-name="T215">Apparaatselectie</text:span><text:span text:style-name="T209"> en klik op </text:span><text:span text:style-name="T213">Klaar</text:span><text:span text:style-name="T209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0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22" draw:name="Vorm 12" draw:style-name="gr1" draw:text-style-name="P103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9"><text:span text:style-name="T211">O</text:span><text:span text:style-name="T209">nder </text:span><text:span text:style-name="T213">SYSTEEM</text:span><text:span text:style-name="T209"> </text:span><text:span text:style-name="T211">klik </text:span><text:span text:style-name="T209">op </text:span><text:span text:style-name="T213">Netwerk &amp; hostnaam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1"><text:span text:style-name="T208">V</text:span><text:span text:style-name="T206">ul </text:span><text:span text:style-name="T207">in </text:span><text:span text:style-name="Strong_20_Emphasis"><text:span text:style-name="T210">Hostnaam</text:span></text:span><text:span text:style-name="Definition"><text:span text:style-name="T8"> &lt;</text:span></text:span><text:span text:style-name="Definition"><text:span text:style-name="T9">computernaam&gt;</text:span></text:span><text:span text:style-name="Strong_20_Emphasis"><text:span text:style-name="T199"> </text:span></text:span><text:span text:style-name="Strong_20_Emphasis"><text:span text:style-name="T201">en klik op </text:span></text:span><text:span text:style-name="Strong_20_Emphasis"><text:span text:style-name="T214">Toepassen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1"><text:span text:style-name="T210">K</text:span><text:span text:style-name="T209">lik op </text:span><text:span text:style-name="T213">Klaar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27" draw:name="Vorm 10" draw:style-name="gr1" draw:text-style-name="P103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0"><text:span text:style-name="T211">O</text:span><text:span text:style-name="T209">nder</text:span><text:span text:style-name="T205"> </text:span><text:span text:style-name="Strong_20_Emphasis"><text:span text:style-name="T209">GEBRUIKERSINSTELLINGEN</text:span></text:span><text:span text:style-name="Strong_20_Emphasis"><text:span text:style-name="T202"> </text:span></text:span><text:span text:style-name="Strong_20_Emphasis"><text:span text:style-name="T203">klik </text:span></text:span><text:span text:style-name="T209">op </text:span><text:span text:style-name="T213">Gebruiker aanmaken</text:span><text:span text:style-name="T209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7" office:value-type="string">
            <text:p text:style-name="P84"><text:span text:style-name="T280">Vul in </text:span><text:span text:style-name="Strong_20_Emphasis"><text:span text:style-name="T102">Volledige naam</text:span></text:span><text:span text:style-name="Strong_20_Emphasis"><text:span text:style-name="T80"> </text:span></text:span><text:span text:style-name="Definition"><text:span text:style-name="T14">&lt;GEBRUIKER&gt;</text:span></text:span><text:span text:style-name="Strong_20_Emphasis"><text:span text:style-name="T81">, <text:line-break/></text:span></text:span><text:span text:style-name="Strong_20_Emphasis"><text:span text:style-name="T102">Gebruikersnaam</text:span></text:span><text:span text:style-name="Strong_20_Emphasis"><text:span text:style-name="T80"> &lt;</text:span></text:span><text:span text:style-name="Definition"><text:span text:style-name="T7">gebruikersnaam&gt;</text:span></text:span><text:span text:style-name="Strong_20_Emphasis"><text:span text:style-name="T80">,</text:span></text:span></text:p>
            <text:p text:style-name="P81"><text:span text:style-name="Strong_20_Emphasis"><text:span text:style-name="T83">vink aan </text:span></text:span><text:span text:style-name="Strong_20_Emphasis"><text:span text:style-name="T98">Maak deze gebruiker beheerder</text:span></text:span><text:span text:style-name="Strong_20_Emphasis"><text:span text:style-name="T83">,</text:span></text:span></text:p>
            <text:p text:style-name="P82"><text:span text:style-name="Strong_20_Emphasis"><text:span text:style-name="T82">g</text:span></text:span><text:span text:style-name="Strong_20_Emphasis"><text:span text:style-name="T83">eef tweemaal een </text:span></text:span><text:span text:style-name="Strong_20_Emphasis"><text:span text:style-name="T102">wachtwoord</text:span></text:span><text:span text:style-name="Strong_20_Emphasis"><text:span text:style-name="T83"> </text:span></text:span><text:span text:style-name="Strong_20_Emphasis"><text:span text:style-name="T84">en k</text:span></text:span><text:span text:style-name="Strong_20_Emphasis"><text:span text:style-name="T83">lik op </text:span></text:span><text:span text:style-name="Strong_20_Emphasis"><text:span text:style-name="T98">Klaar</text:span></text:span><text:span text:style-name="Strong_20_Emphasis"><text:span text:style-name="T83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24" draw:name="Vorm 14" draw:style-name="gr1" draw:text-style-name="P103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4">Klik op </text:span></text:span><text:span text:style-name="Strong_20_Emphasis"><text:span text:style-name="T217">Begin installati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29" draw:name="Vorm 11" draw:style-name="gr1" draw:text-style-name="P103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4">Klik op </text:span></text:span><text:span text:style-name="Strong_20_Emphasis"><text:span text:style-name="T218">I</text:span></text:span><text:span text:style-name="Strong_20_Emphasis"><text:span text:style-name="T217">nstallatie </text:span></text:span><text:span text:style-name="Strong_20_Emphasis"><text:span text:style-name="T218">voltooie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26" draw:name="Vorm 6" draw:style-name="gr1" draw:text-style-name="P103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6"><text:span text:style-name="T282">Hers</text:span><text:span text:style-name="T281">tart het systeem</text:span>.</text:p>
          </table:table-cell>
        </table:table-row>
      </table:table>
      <text:p text:style-name="P44"><text:span text:style-name="Strong_20_Emphasis"><text:span text:style-name="T78"/></text:span></text:p>
      <text:list text:continue-numbering="true" text:style-name="L1">
        <text:list-item>
          <text:p text:style-name="P94"><text:span text:style-name="Strong_20_Emphasis"><text:span text:style-name="T100">Installatie </text:span></text:span><text:span text:style-name="Strong_20_Emphasis"><text:span text:style-name="T101">afronden</text:span></text:span></text:p>
        </text:list-item>
      </text:list>
      <text:p text:style-name="P4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74"><draw:control text:anchor-type="as-char" draw:z-index="2" draw:name="Vorm24" draw:style-name="gr1" draw:text-style-name="P10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90"><text:span text:style-name="Strong_20_Emphasis"><text:span text:style-name="T33">Aanmelden als </text:span></text:span><text:span text:style-name="Definition"><text:span text:style-name="T16">&lt;GEBRUIKER&gt;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8"><text:span text:style-name="Strong_20_Emphasis"><text:span text:style-name="T79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73"><draw:control text:anchor-type="as-char" draw:z-index="7" draw:name="Vorm13_1" draw:style-name="gr1" draw:text-style-name="P103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1"><text:span text:style-name="Strong_20_Emphasis"><text:span text:style-name="T22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6"><text:span text:style-name="Strong_20_Emphasis"><text:span text:style-name="T74"><draw:control text:anchor-type="as-char" draw:z-index="17" draw:name="Vorm 5" draw:style-name="gr1" draw:text-style-name="P103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67">D</text:span></text:span><text:span text:style-name="Strong_20_Emphasis"><text:span text:style-name="T58">ruk</text:span></text:span><text:span text:style-name="Strong_20_Emphasis"><text:span text:style-name="T46"> op</text:span></text:span><text:span text:style-name="Strong_20_Emphasis"><text:span text:style-name="T59"> de </text:span></text:span><text:span text:style-name="Strong_20_Emphasis"><text:span text:style-name="T71">Super</text:span></text:span><text:span text:style-name="Strong_20_Emphasis"><text:span text:style-name="T59">-toets</text:span></text:span><text:span text:style-name="Strong_20_Emphasis"><text:span text:style-name="T31"><text:note text:id="ftn7" text:note-class="footnote"><text:note-citation>1</text:note-citation><text:note-body><text:p text:style-name="P43"><text:span text:style-name="T161">De </text:span><text:span text:style-name="T163">Super</text:span><text:span text:style-name="T161">-toets is de Windows-toets, Command-toets </text:span><text:span text:style-name="T162">(Apple)</text:span><text:span text:style-name="T161">, of Vergrootglas-toets </text:span><text:span text:style-name="T162">(Chromebook)</text:span><text:span text:style-name="T161">.</text:span></text:p></text:note-body></text:note></text:span></text:span><text:span text:style-name="Strong_20_Emphasis"><text:span text:style-name="T46">, </text:span></text:span><text:span text:style-name="Strong_20_Emphasis"><text:span text:style-name="T56">t</text:span></text:span><text:span text:style-name="Strong_20_Emphasis"><text:span text:style-name="T50">yp </text:span></text:span><text:span text:style-name="Strong_20_Emphasis"><text:span text:style-name="T95">ter</text:span></text:span><text:span text:style-name="Strong_20_Emphasis"><text:span text:style-name="T96">m</text:span></text:span><text:span text:style-name="Strong_20_Emphasis"><text:span text:style-name="T41"> </text:span></text:span><text:span text:style-name="Strong_20_Emphasis"><text:span text:style-name="T57">e</text:span></text:span><text:span text:style-name="Strong_20_Emphasis"><text:span text:style-name="T40">n </text:span></text:span><text:span text:style-name="Strong_20_Emphasis"><text:span text:style-name="T53">k</text:span></text:span><text:span text:style-name="Strong_20_Emphasis"><text:span text:style-name="T40">lik op het pictogram van </text:span></text:span><text:span text:style-name="Strong_20_Emphasis"><text:span text:style-name="T97">Terminalvenster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9"/></text:span></text:p>
          </table:table-cell>
          <table:table-cell table:style-name="_33_._5f_Installatie_5f_afronden.C6" office:value-type="string">
            <text:p text:style-name="P76"><text:span text:style-name="T3">Typ</text:span><text:span text:style-name="Strong_20_Emphasis"><text:span text:style-name="T41"> de</text:span></text:span><text:span text:style-name="Strong_20_Emphasis"><text:span text:style-name="T60">z</text:span></text:span><text:span text:style-name="Strong_20_Emphasis"><text:span text:style-name="T41">e </text:span></text:span><text:span text:style-name="Strong_20_Emphasis"><text:span text:style-name="T43">twee </text:span></text:span><text:span text:style-name="Strong_20_Emphasis"><text:span text:style-name="T41">opdrachten, ieder gevolgd door de </text:span></text:span><text:span text:style-name="Strong_20_Emphasis"><text:span text:style-name="T7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79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79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4"><text:span text:style-name="T2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6"><text:span text:style-name="Strong_20_Emphasis"><text:span text:style-name="T74"><draw:control text:anchor-type="as-char" draw:z-index="18" draw:name="Vorm 7" draw:style-name="gr1" draw:text-style-name="P103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7">D</text:span></text:span><text:span text:style-name="Strong_20_Emphasis"><text:span text:style-name="T62">ruk</text:span></text:span><text:span text:style-name="Strong_20_Emphasis"><text:span text:style-name="T61"> op</text:span></text:span><text:span text:style-name="Strong_20_Emphasis"><text:span text:style-name="T59"> de </text:span></text:span><text:span text:style-name="Strong_20_Emphasis"><text:span text:style-name="T71">Super</text:span></text:span><text:span text:style-name="Strong_20_Emphasis"><text:span text:style-name="T59">-toets</text:span></text:span><text:span text:style-name="Strong_20_Emphasis"><text:span text:style-name="T29"><text:note-ref text:note-class="footnote" text:reference-format="text" text:ref-name="ftn7">1</text:note-ref></text:span></text:span><text:span text:style-name="Strong_20_Emphasis"><text:span text:style-name="T46">, </text:span></text:span><text:span text:style-name="Strong_20_Emphasis"><text:span text:style-name="T56">t</text:span></text:span><text:span text:style-name="Strong_20_Emphasis"><text:span text:style-name="T50">yp </text:span></text:span><text:span text:style-name="Strong_20_Emphasis"><text:span text:style-name="T94">men</text:span></text:span><text:span text:style-name="Strong_20_Emphasis"><text:span text:style-name="T93">u</text:span></text:span><text:span text:style-name="Strong_20_Emphasis"><text:span text:style-name="T51"> </text:span></text:span><text:span text:style-name="Strong_20_Emphasis"><text:span text:style-name="T57">e</text:span></text:span><text:span text:style-name="Strong_20_Emphasis"><text:span text:style-name="T40">n </text:span></text:span><text:span text:style-name="Strong_20_Emphasis"><text:span text:style-name="T53">k</text:span></text:span><text:span text:style-name="Strong_20_Emphasis"><text:span text:style-name="T40">lik op het pictogram van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9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69">Selecteer</text:span></text:span><text:span text:style-name="Strong_20_Emphasis"><text:span text:style-name="T54"> </text:span></text:span><text:span text:style-name="Strong_20_Emphasis"><text:span text:style-name="T106">3</text:span></text:span><text:span text:style-name="Strong_20_Emphasis"><text:span text:style-name="T88"> </text:span></text:span><text:span text:style-name="Strong_20_Emphasis"><text:span text:style-name="T89">Installatie</text:span></text:span><text:span text:style-name="Strong_20_Emphasis"><text:span text:style-name="T90"> </text:span></text:span><text:span text:style-name="Strong_20_Emphasis"><text:span text:style-name="T91">afronde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51"><text:span text:style-name="T2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45"><text:span text:style-name="Strong_20_Emphasis"><text:span text:style-name="T33"><text:tab/></text:span></text:span></text:p>
      <text:p text:style-name="P46"><text:span text:style-name="Strong_20_Emphasis"><text:span text:style-name="T55"/></text:span></text:p>
      <text:p text:style-name="P47"><text:span text:style-name="Strong_20_Emphasis"><text:span text:style-name="T45"/></text:span></text:p>
      <text:list text:continue-numbering="true" text:style-name="L1">
        <text:list-item>
          <text:p text:style-name="P100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74"><draw:control text:anchor-type="as-char" draw:z-index="3" draw:name="Vorm40_0" draw:style-name="gr1" draw:text-style-name="P103" svg:width="0.35cm" svg:height="0.35cm" draw:control="control2"/></text:span></text:span></text:p>
          </table:table-cell>
          <table:table-cell table:style-name="Tabel2.A1" office:value-type="string">
            <text:p text:style-name="P64"><text:span text:style-name="Strong_20_Emphasis"><text:span text:style-name="T74"><draw:control text:anchor-type="as-char" draw:z-index="6" draw:name="Vorm40_ 1" draw:style-name="gr1" draw:text-style-name="P103" svg:width="0.35cm" svg:height="0.35cm" draw:control="control5"/></text:span></text:span></text:p>
          </table:table-cell>
          <table:table-cell table:style-name="Tabel2.D1" office:value-type="string">
            <text:p text:style-name="P22"><text:span text:style-name="Strong_20_Emphasis"><text:span text:style-name="T33">Aanmelden als </text:span></text:span><text:span text:style-name="Definition"><text:span text:style-name="T17">&lt;GEBRUIKER&gt;</text:span></text:span><text:span text:style-name="Strong_20_Emphasis"><text:span text:style-name="T63"><text:note text:id="ftn8" text:note-class="footnote"><text:note-citation>1</text:note-citation><text:note-body><text:p text:style-name="P56"><text:span text:style-name="User_20_Entry"><text:span text:style-name="T146">E</text:span></text:span><text:span text:style-name="User_20_Entry"><text:span text:style-name="T148">ventuele extra </text:span></text:span><text:span text:style-name="Definition"><text:span text:style-name="T275">gebruiker</text:span></text:span><text:span text:style-name="User_20_Entry"><text:span text:style-name="T147">s </text:span></text:span><text:span text:style-name="User_20_Entry"><text:span text:style-name="T148">aanmelden en dezelfde stappen uitvoeren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73"><draw:control text:anchor-type="as-char" draw:z-index="8" draw:name="Vorm13_ 1" draw:style-name="gr1" draw:text-style-name="P103" svg:width="0.35cm" svg:height="0.35cm" draw:control="control7"/></text:span></text:span></text:p>
          </table:table-cell>
          <table:table-cell table:style-name="Tabel2.D2" office:value-type="string">
            <text:p text:style-name="P21"><text:span text:style-name="Strong_20_Emphasis"><text:span text:style-name="T23">Doorloop de welkomstschermen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74"><draw:control text:anchor-type="as-char" draw:z-index="19" draw:name="Vorm 8" draw:style-name="gr1" draw:text-style-name="P103" svg:width="0.35cm" svg:height="0.35cm" draw:control="control18"/></text:span></text:span></text:p>
          </table:table-cell>
          <table:table-cell table:style-name="Tabel2.A1" office:value-type="string">
            <text:p text:style-name="P67"><text:span text:style-name="Strong_20_Emphasis"><text:span text:style-name="T74"><draw:control text:anchor-type="as-char" draw:z-index="20" draw:name="Vorm 9" draw:style-name="gr1" draw:text-style-name="P103" svg:width="0.35cm" svg:height="0.35cm" draw:control="control19"/></text:span></text:span></text:p>
          </table:table-cell>
          <table:table-cell table:style-name="Tabel2.D5" office:value-type="string">
            <text:p text:style-name="P20"><text:span text:style-name="Strong_20_Emphasis"><text:span text:style-name="T68">D</text:span></text:span><text:span text:style-name="Strong_20_Emphasis"><text:span text:style-name="T62">ruk</text:span></text:span><text:span text:style-name="Strong_20_Emphasis"><text:span text:style-name="T61"> op</text:span></text:span><text:span text:style-name="Strong_20_Emphasis"><text:span text:style-name="T59"> de </text:span></text:span><text:span text:style-name="Strong_20_Emphasis"><text:span text:style-name="T71">Super</text:span></text:span><text:span text:style-name="Strong_20_Emphasis"><text:span text:style-name="T59">-toets</text:span></text:span><text:span text:style-name="Strong_20_Emphasis"><text:span text:style-name="T29"><text:note text:id="ftn9" text:note-class="footnote"><text:note-citation>2</text:note-citation><text:note-body><text:p text:style-name="P42"><text:span text:style-name="T161">De </text:span><text:span text:style-name="T163">Super</text:span><text:span text:style-name="T161">-toets is de Windows-toets, Command-toets </text:span><text:span text:style-name="T162">(Apple)</text:span><text:span text:style-name="T161">, of Vergrootglas-toets </text:span><text:span text:style-name="T162">(Chromebook)</text:span><text:span text:style-name="T161">.</text:span></text:p></text:note-body></text:note></text:span></text:span><text:span text:style-name="Strong_20_Emphasis"><text:span text:style-name="T46">, </text:span></text:span><text:span text:style-name="Strong_20_Emphasis"><text:span text:style-name="T56">t</text:span></text:span><text:span text:style-name="Strong_20_Emphasis"><text:span text:style-name="T50">yp </text:span></text:span><text:span text:style-name="Strong_20_Emphasis"><text:span text:style-name="T94">men</text:span></text:span><text:span text:style-name="Strong_20_Emphasis"><text:span text:style-name="T93">u</text:span></text:span><text:span text:style-name="Strong_20_Emphasis"><text:span text:style-name="T51"> </text:span></text:span><text:span text:style-name="Strong_20_Emphasis"><text:span text:style-name="T57">e</text:span></text:span><text:span text:style-name="Strong_20_Emphasis"><text:span text:style-name="T40">n </text:span></text:span><text:span text:style-name="Strong_20_Emphasis"><text:span text:style-name="T53">k</text:span></text:span><text:span text:style-name="Strong_20_Emphasis"><text:span text:style-name="T40">lik op het pictogram van </text:span></text:span><text:span text:style-name="Strong_20_Emphasis"><text:span text:style-name="T103">Installatiem</text:span></text:span><text:span text:style-name="Strong_20_Emphasis"><text:span text:style-name="T104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19"><text:span text:style-name="Strong_20_Emphasis"><text:span text:style-name="T69">Selecteer</text:span></text:span><text:span text:style-name="Strong_20_Emphasis"><text:span text:style-name="T54"> </text:span></text:span><text:span text:style-name="Strong_20_Emphasis"><text:span text:style-name="T106">4</text:span></text:span><text:span text:style-name="Strong_20_Emphasis"><text:span text:style-name="T88"> </text:span></text:span><text:span text:style-name="Strong_20_Emphasis"><text:span text:style-name="T70">Gebruiker inrichten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2"><text:span text:style-name="T2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6"><text:span text:style-name="Strong_20_Emphasis"><text:span text:style-name="T64"/></text:span></text:p>
      <text:p text:style-name="P37"/>
      <text:p text:style-name="P38"><text:span text:style-name="T155">E</text:span><text:span text:style-name="T156">inde c</text:span><text:span text:style-name="T157">hecklist, </text:span><text:span text:style-name="T158">d</text:span><text:span text:style-name="T157">e installatie van </text:span><text:span text:style-name="Strong_20_Emphasis"><text:span text:style-name="T174"><text:user-field-get text:name="Distro">Rocky Linux</text:user-field-get></text:span></text:span><text:span text:style-name="T159"><text:s/></text:span><text:span text:style-name="T160"><text:user-field-get text:name="Version">9.x</text:user-field-get></text:span><text:span text:style-name="T160"><text:s/></text:span><text:span text:style-name="Strong_20_Emphasis"><text:span text:style-name="T175">Desktop/</text:span></text:span><text:span text:style-name="Strong_20_Emphasis"><text:span text:style-name="T176">Workstation</text:span></text:span><text:span text:style-name="Strong_20_Emphasis"><text:span text:style-name="T107"> </text:span></text:span><text:span text:style-name="T157">is voltooid.</text:span></text:p>
      <text:p text:style-name="P8"/>
      <text:list text:style-name="L2">
        <text:list-header>
          <text:p text:style-name="P101"><text:span text:style-name="Emphasis"><text:span text:style-name="T26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5">Karel Zimmer</text:span></text:span></text:a><text:span text:style-name="Emphasis"><text:span text:style-name="T266">.</text:span></text:span></text:p>
          <text:p text:style-name="P102"><text:span text:style-name="Emphasis"><text:span text:style-name="T268">Licentie </text:span></text:span><text:span text:style-name="Emphasis"><text:span text:style-name="T266">C</text:span></text:span><text:span text:style-name="Emphasis"><text:span text:style-name="T267">C0</text:span></text:span><text:span text:style-name="Emphasis"><text:span text:style-name="T266"> 1.0 </text:span></text:span><text:span text:style-name="Emphasis"><text:span text:style-name="T26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3"><text:s/></text:span></text:span><text:span text:style-name="Emphasis"><text:span text:style-name="T26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1-07T10:38:34.561340957">07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0:38:34.418490583</dc:date>
    <meta:keyword>Installatie</meta:keyword>
    <meta:keyword>Checklist</meta:keyword>
    <meta:keyword>Linux</meta:keyword>
    <meta:editing-cycles>6968</meta:editing-cycles>
    <meta:editing-duration>P12DT12H42M39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12" meta:character-count="3705" meta:non-whitespace-character-count="3234"/>
    <meta:user-defined meta:name="Info 1"/>
    <meta:user-defined meta:name="Info 2"/>
    <meta:user-defined meta:name="Info 3"/>
    <meta:user-defined meta:name="Info 4"/>
  </office:meta>
</office:document-meta>
</file>